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leway" svg:font-family="Raleway, sans-serif"/>
    <style:font-face style:name="arial" svg:font-family="arial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rsid="000bf479" officeooo:paragraph-rsid="000cf1d6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Abyssinica SIL" fo:font-size="14pt" fo:letter-spacing="normal" fo:font-style="normal" fo:font-weight="normal" officeooo:rsid="0011007e" officeooo:paragraph-rsid="0011007e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byssinica SIL" fo:font-size="14pt" officeooo:rsid="000f46fd" officeooo:paragraph-rsid="000f46fd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byssinica SIL" fo:font-size="14pt" officeooo:rsid="000bf479" officeooo:paragraph-rsid="000bf479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byssinica SIL" fo:font-size="14pt" officeooo:rsid="000bf479" officeooo:paragraph-rsid="000cf1d6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byssinica SIL" fo:font-size="14pt" officeooo:rsid="000bf479" officeooo:paragraph-rsid="001ae426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byssinica SIL" fo:font-size="14pt" officeooo:rsid="0011007e" officeooo:paragraph-rsid="0011007e" style:font-size-asian="14pt" style:font-size-complex="14pt"/>
    </style:style>
    <style:style style:name="T1" style:family="text">
      <style:text-properties officeooo:rsid="000cf1d6"/>
    </style:style>
    <style:style style:name="T2" style:family="text">
      <style:text-properties officeooo:rsid="0011007e"/>
    </style:style>
    <style:style style:name="T3" style:family="text">
      <style:text-properties officeooo:rsid="001298f1"/>
    </style:style>
    <style:style style:name="T4" style:family="text">
      <style:text-properties officeooo:rsid="0012d18e"/>
    </style:style>
    <style:style style:name="T5" style:family="text">
      <style:text-properties officeooo:rsid="00133a00"/>
    </style:style>
    <style:style style:name="T6" style:family="text">
      <style:text-properties officeooo:rsid="00144214"/>
    </style:style>
    <style:style style:name="T7" style:family="text">
      <style:text-properties officeooo:rsid="0014588b"/>
    </style:style>
    <style:style style:name="T8" style:family="text">
      <style:text-properties officeooo:rsid="00157861"/>
    </style:style>
    <style:style style:name="T9" style:family="text">
      <style:text-properties officeooo:rsid="0016f68c"/>
    </style:style>
    <style:style style:name="T10" style:family="text">
      <style:text-properties officeooo:rsid="0018aeec"/>
    </style:style>
    <style:style style:name="T11" style:family="text">
      <style:text-properties officeooo:rsid="0018b4e4"/>
    </style:style>
    <style:style style:name="T12" style:family="text">
      <style:text-properties style:font-size-asian="14pt" style:font-size-complex="14pt"/>
    </style:style>
    <style:style style:name="T13" style:family="text">
      <style:text-properties style:font-name="Cousine" style:font-size-asian="14pt" style:font-size-complex="14pt"/>
    </style:style>
    <style:style style:name="T14" style:family="text">
      <style:text-properties style:font-name="Abyssinica SIL" style:font-size-asian="14pt" style:font-size-complex="14pt"/>
    </style:style>
    <style:style style:name="T15" style:family="text">
      <style:text-properties officeooo:rsid="001ae426"/>
    </style:style>
    <style:style style:name="T16" style:family="text">
      <style:text-properties officeooo:rsid="001bc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rraplanismo</text:p>
      <text:p text:style-name="P4"/>
      <text:p text:style-name="P4">Introducción: </text:p>
      <text:p text:style-name="P4"/>
      <text:p text:style-name="P4"><text:span text:style-name="T5">En el 2009 </text:span>James Hannam, <text:span text:style-name="T5">doctor en historia </text:span><text:span text:style-name="T6">y filosofía</text:span><text:span text:style-name="T5">, </text:span><text:span text:style-name="T6">en su libro “Los filósofos de Dios” </text:span>escribió <text:span text:style-name="T5">sobre como uno de los mayores mitos que persisten hasta la actualidad comenzó a dar señales de vida en el siglo 17. </text:span><text:span text:style-name="T6">É</text:span>l <text:span text:style-name="T6">afirma que el</text:span> mito <text:span text:style-name="T6">se originó en</text:span> la edad media como una campaña <text:span text:style-name="T8">de</text:span> los protestantes en contra de las enseñanzas católicas, <text:span text:style-name="T9">ya que antes hasta el siglo 16, la gente creía, o al menos los más educados, que la tierra era </text:span><text:span text:style-name="T10">esférica como lo proponían los antiguos griegos.</text:span></text:p>
      <text:p text:style-name="P4"/>
      <text:p text:style-name="P6">“<text:span text:style-name="T2">Negacionistas”, “Anti-cientificos”, “Conspiranoicos”, </text:span><text:span text:style-name="T3">o simplemente “ignorantes”; </text:span><text:span text:style-name="T15">son las</text:span><text:span text:style-name="T3"> forma</text:span><text:span text:style-name="T15">s</text:span><text:span text:style-name="T3"> en la que comúnmente se refiere</text:span><text:span text:style-name="T4">n</text:span><text:span text:style-name="T3"> a lo</text:span><text:span text:style-name="T11">s defensores de esta creencia. No pretendemos defender una teoría cuya respuesta a sus propuestas son innecesarias, pero tampoco creemos que solo baste con llamarlos “estúpidos e ignorantes”. ¿Por qué </text:span><text:span text:style-name="T16">creen</text:span><text:span text:style-name="T11"> </text:span><text:span text:style-name="T15">esto? ¿Que implica? ¿Es motivo de preocupación? ¿Será un retroceso? ¿Es valido darles el beneficio de la duda?</text:span></text:p>
      <text:p text:style-name="P6"/>
      <text:p text:style-name="P5">… sean bienvenido<text:span text:style-name="T1">s</text:span> a Punto Azul, el programa donde pretendemos retratarnos desde el exterior. [Allan]:”Yo soy Allan”, [Sunna]: “Y yo Sunna”. <text:span text:style-name="T1">Y hoy hablaremos sobre </text:span><text:span text:style-name="T7">Terraplanismo</text:span><text:span text:style-name="T1">. </text:span></text:p>
      <text:p text:style-name="P5"/>
      <text:p text:style-name="P1"><text:soft-page-break/><text:a xlink:type="simple" xlink:href="https://es.wikipedia.org/wiki/Terraplanismo" text:style-name="Internet_20_link" text:visited-style-name="Visited_20_Internet_20_Link"><text:span text:style-name="T14">https://es.wikipedia.org/wiki/Terraplanismo</text:span></text:a></text:p>
      <text:p text:style-name="P5"/>
      <text:p text:style-name="P1"><text:a xlink:type="simple" xlink:href="https://blog.soltekonline.com/como-los-antiguos-griegos-sabian-que-la-tierra-era-redonda/" text:style-name="Internet_20_link" text:visited-style-name="Visited_20_Internet_20_Link"><text:span text:style-name="T14">https://blog.soltekonline.com/como-los-antiguos-griegos-sabian-que-la-tierra-era-redonda/</text:span></text:a></text:p>
      <text:p text:style-name="P5"/>
      <text:p text:style-name="P2">Anaximandro de Mileto</text:p>
      <text:p text:style-name="P7">Eratostenes<text:line-break/>Aristoteles<text:line-break/>Pitagoras</text:p>
      <text:p text:style-name="P7"/>
      <text:p text:style-name="P5"/>
      <text:p text:style-name="P5"/>
      <text:p text:style-name="P1"><text:a xlink:type="simple" xlink:href="https://www.eldiario.es/castilla-la-mancha/de-ciencia/hay-gente-todavia-cree-tierra-plana-anticiencia-terraplanismo_132_6102106.html" text:style-name="Internet_20_link" text:visited-style-name="Visited_20_Internet_20_Link"><text:span text:style-name="T14">https://www.eldiario.es/castilla-la-mancha/de-ciencia/hay-gente-todavia-cree-tierra-plana-anticiencia-terraplanismo_132_6102106.html</text:span></text:a></text:p>
      <text:p text:style-name="P5"/>
      <text:p text:style-name="P1"><text:a xlink:type="simple" xlink:href="https://www.univision.com/explora/como-este-griego-probo-hace-2-mil-anos-que-la-tierra-es-redonda-sin-salir-de-su-casa" text:style-name="Internet_20_link" text:visited-style-name="Visited_20_Internet_20_Link"><text:span text:style-name="T14">https://www.univision.com/explora/como-este-griego-probo-hace-2-mil-anos-que-la-tierra-es-redonda-sin-salir-de-su-casa</text:span></text:a></text:p>
      <text:p text:style-name="P5"/>
      <text:p text:style-name="P1"><text:a xlink:type="simple" xlink:href="https://www.xataka.com/espacio/los-defensores-de-que-la-tierra-es-plana-no-son-cuatro-frikis-son-arietes-de-los-movimientos-anticiencia" text:style-name="Internet_20_link" text:visited-style-name="Visited_20_Internet_20_Link"><text:span text:style-name="T14">https://www.xataka.com/espacio/los-defensores-de-que-la-tierra-es-plana-no-son-cuatro-frikis-son-arietes-de-los-movimientos-anticiencia</text:span></text:a></text:p>
      <text:p text:style-name="P5"/>
      <text:p text:style-name="P1"><text:a xlink:type="simple" xlink:href="https://www.amazon.com.mx/Tierra-Plana-conspiración-historia-Spanish/dp/1539178404" text:style-name="Internet_20_link" text:visited-style-name="Visited_20_Internet_20_Link"><text:span text:style-name="T14">https://www.amazon.com.mx/Tierra-Plana-conspiración-historia-Spanish/dp/1539178404</text:span>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ousine" svg:font-family="Cousine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leway" svg:font-family="Raleway, sans-serif"/>
    <style:font-face style:name="arial" svg:font-family="aria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2-02-12T13:13:05.770646000</meta:creation-date>
    <dc:date>2022-02-12T15:27:05.977057663</dc:date>
    <dc:creator>Alejandro Sunna Salazar Romero</dc:creator>
    <meta:editing-duration>PT1H12M46S</meta:editing-duration>
    <meta:editing-cycles>15</meta:editing-cycles>
    <meta:generator>LibreOffice/7.2.0.4$Linux_X86_64 LibreOffice_project/9a9c6381e3f7a62afc1329bd359cc48accb6435b</meta:generator>
    <meta:document-statistic meta:table-count="0" meta:image-count="0" meta:object-count="0" meta:page-count="2" meta:paragraph-count="13" meta:word-count="195" meta:character-count="1798" meta:non-whitespace-character-count="1614"/>
  </office:meta>
</office:document-meta>
</file>